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5.9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rat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rward Delay</text:p>
          </table:table-cell>
          <table:table-cell office:value-type="string" calcext:value-type="string">
            <text:p>Jit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07004089" calcext:value-type="float">
            <text:p>55.807004089</text:p>
          </table:table-cell>
          <table:table-cell office:value-type="float" office:value="0.923114104244" calcext:value-type="float">
            <text:p>0.9231141042</text:p>
          </table:table-cell>
          <table:table-cell office:value-type="float" office:value="0.952349526895" calcext:value-type="float">
            <text:p>0.95234952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940766454" calcext:value-type="float">
            <text:p>55.7940766454</text:p>
          </table:table-cell>
          <table:table-cell office:value-type="float" office:value="0.922001625854" calcext:value-type="float">
            <text:p>0.9220016259</text:p>
          </table:table-cell>
          <table:table-cell office:value-type="float" office:value="0.950433795217" calcext:value-type="float">
            <text:p>0.9504337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9112081628" calcext:value-type="float">
            <text:p>55.9112081628</text:p>
          </table:table-cell>
          <table:table-cell office:value-type="float" office:value="1.00216936499" calcext:value-type="float">
            <text:p>1.002169365</text:p>
          </table:table-cell>
          <table:table-cell office:value-type="float" office:value="0.897240282216" calcext:value-type="float">
            <text:p>0.89724028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020250863" calcext:value-type="float">
            <text:p>55.8020250863</text:p>
          </table:table-cell>
          <table:table-cell office:value-type="float" office:value="0.928490310188" calcext:value-type="float">
            <text:p>0.9284903102</text:p>
          </table:table-cell>
          <table:table-cell office:value-type="float" office:value="0.953885887033" calcext:value-type="float">
            <text:p>0.9538858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822697175" calcext:value-type="float">
            <text:p>55.7822697175</text:p>
          </table:table-cell>
          <table:table-cell office:value-type="float" office:value="0.937684155992" calcext:value-type="float">
            <text:p>0.937684156</text:p>
          </table:table-cell>
          <table:table-cell office:value-type="float" office:value="0.941252257496" calcext:value-type="float">
            <text:p>0.94125225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9946208132" calcext:value-type="float">
            <text:p>55.9946208132</text:p>
          </table:table-cell>
          <table:table-cell office:value-type="float" office:value="0.945397177879" calcext:value-type="float">
            <text:p>0.9453971779</text:p>
          </table:table-cell>
          <table:table-cell office:value-type="float" office:value="0.932157193335" calcext:value-type="float">
            <text:p>0.9321571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344454874" calcext:value-type="float">
            <text:p>55.7344454874</text:p>
          </table:table-cell>
          <table:table-cell office:value-type="float" office:value="0.966831537806" calcext:value-type="float">
            <text:p>0.9668315378</text:p>
          </table:table-cell>
          <table:table-cell office:value-type="float" office:value="0.925282038136" calcext:value-type="float">
            <text:p>0.9252820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0641094675" calcext:value-type="float">
            <text:p>56.0641094675</text:p>
          </table:table-cell>
          <table:table-cell office:value-type="float" office:value="0.956915762712" calcext:value-type="float">
            <text:p>0.9569157627</text:p>
          </table:table-cell>
          <table:table-cell office:value-type="float" office:value="0.913639099549" calcext:value-type="float">
            <text:p>0.9136390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153213932" calcext:value-type="float">
            <text:p>55.8153213932</text:p>
          </table:table-cell>
          <table:table-cell office:value-type="float" office:value="0.928862156081" calcext:value-type="float">
            <text:p>0.9288621561</text:p>
          </table:table-cell>
          <table:table-cell office:value-type="float" office:value="0.950465062898" calcext:value-type="float">
            <text:p>0.95046506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58427803" calcext:value-type="float">
            <text:p>55.758427803</text:p>
          </table:table-cell>
          <table:table-cell office:value-type="float" office:value="0.928038019943" calcext:value-type="float">
            <text:p>0.9280380199</text:p>
          </table:table-cell>
          <table:table-cell office:value-type="float" office:value="0.950669670624" calcext:value-type="float">
            <text:p>0.950669670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55.84635086653" calcext:value-type="float">
            <text:p>55.8463508665</text:p>
          </table:table-cell>
          <table:table-cell table:formula="of:=AVERAGE([.C2:.C11])" office:value-type="float" office:value="0.9439504215689" calcext:value-type="float">
            <text:p>0.9439504216</text:p>
          </table:table-cell>
          <table:table-cell table:formula="of:=AVERAGE([.D2:.D11])" office:value-type="float" office:value="0.9367374813399" calcext:value-type="float">
            <text:p>0.9367374813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11])" office:value-type="float" office:value="0.108103496194879" calcext:value-type="float">
            <text:p>0.1081034962</text:p>
          </table:table-cell>
          <table:table-cell table:formula="of:=STDEV([.C2:.C11])" office:value-type="float" office:value="0.0252943278451216" calcext:value-type="float">
            <text:p>0.0252943278</text:p>
          </table:table-cell>
          <table:table-cell table:formula="of:=STDEV([.D2:.D11])" office:value-type="float" office:value="0.0193623305319848" calcext:value-type="float">
            <text:p>0.019362330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12]-[.B13]" office:value-type="float" office:value="55.7382473703351" calcext:value-type="float">
            <text:p>55.7382473703</text:p>
          </table:table-cell>
          <table:table-cell table:formula="of:=[.C12]-[.C13]" office:value-type="float" office:value="0.918656093723778" calcext:value-type="float">
            <text:p>0.9186560937</text:p>
          </table:table-cell>
          <table:table-cell table:formula="of:=[.D12]-[.D13]" office:value-type="float" office:value="0.917375150807915" calcext:value-type="float">
            <text:p>0.9173751508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12:.B13])" office:value-type="float" office:value="55.9544543627249" calcext:value-type="float">
            <text:p>55.9544543627</text:p>
          </table:table-cell>
          <table:table-cell table:formula="of:=SUM([.C12:.C13])" office:value-type="float" office:value="0.969244749414022" calcext:value-type="float">
            <text:p>0.9692447494</text:p>
          </table:table-cell>
          <table:table-cell table:formula="of:=SUM([.D12:.D13])" office:value-type="float" office:value="0.956099811871885" calcext:value-type="float">
            <text:p>0.95609981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99138003" calcext:value-type="float">
            <text:p>105.399138003</text:p>
          </table:table-cell>
          <table:table-cell office:value-type="float" office:value="0.987380695652" calcext:value-type="float">
            <text:p>0.9873806957</text:p>
          </table:table-cell>
          <table:table-cell office:value-type="float" office:value="1.00485824619" calcext:value-type="float">
            <text:p>1.00485824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524066772" calcext:value-type="float">
            <text:p>105.524066772</text:p>
          </table:table-cell>
          <table:table-cell office:value-type="float" office:value="1.02822391642" calcext:value-type="float">
            <text:p>1.0282239164</text:p>
          </table:table-cell>
          <table:table-cell office:value-type="float" office:value="0.973903434901" calcext:value-type="float">
            <text:p>0.9739034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00340805" calcext:value-type="float">
            <text:p>105.300340805</text:p>
          </table:table-cell>
          <table:table-cell office:value-type="float" office:value="0.986741010495" calcext:value-type="float">
            <text:p>0.9867410105</text:p>
          </table:table-cell>
          <table:table-cell office:value-type="float" office:value="1.00553050773" calcext:value-type="float">
            <text:p>1.00553050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08584579" calcext:value-type="float">
            <text:p>105.408584579</text:p>
          </table:table-cell>
          <table:table-cell office:value-type="float" office:value="0.986296009587" calcext:value-type="float">
            <text:p>0.9862960096</text:p>
          </table:table-cell>
          <table:table-cell office:value-type="float" office:value="1.00522870158" calcext:value-type="float">
            <text:p>1.00522870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261911995" calcext:value-type="float">
            <text:p>105.261911995</text:p>
          </table:table-cell>
          <table:table-cell office:value-type="float" office:value="0.986316848576" calcext:value-type="float">
            <text:p>0.9863168486</text:p>
          </table:table-cell>
          <table:table-cell office:value-type="float" office:value="1.00816296257" calcext:value-type="float">
            <text:p>1.00816296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29026156" calcext:value-type="float">
            <text:p>105.429026156</text:p>
          </table:table-cell>
          <table:table-cell office:value-type="float" office:value="0.986775313156" calcext:value-type="float">
            <text:p>0.9867753132</text:p>
          </table:table-cell>
          <table:table-cell office:value-type="float" office:value="1.01032675863" calcext:value-type="float">
            <text:p>1.01032675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79363735" calcext:value-type="float">
            <text:p>105.379363735</text:p>
          </table:table-cell>
          <table:table-cell office:value-type="float" office:value="0.983726785607" calcext:value-type="float">
            <text:p>0.9837267856</text:p>
          </table:table-cell>
          <table:table-cell office:value-type="float" office:value="1.00600354597" calcext:value-type="float">
            <text:p>1.0060035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39444432" calcext:value-type="float">
            <text:p>105.339444432</text:p>
          </table:table-cell>
          <table:table-cell office:value-type="float" office:value="0.987780635873" calcext:value-type="float">
            <text:p>0.9877806359</text:p>
          </table:table-cell>
          <table:table-cell office:value-type="float" office:value="1.00931087998" calcext:value-type="float">
            <text:p>1.009310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273547771" calcext:value-type="float">
            <text:p>105.273547771</text:p>
          </table:table-cell>
          <table:table-cell office:value-type="float" office:value="0.987617845785" calcext:value-type="float">
            <text:p>0.9876178458</text:p>
          </table:table-cell>
          <table:table-cell office:value-type="float" office:value="0.999551672828" calcext:value-type="float">
            <text:p>0.9995516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3983745" calcext:value-type="float">
            <text:p>105.33983745</text:p>
          </table:table-cell>
          <table:table-cell office:value-type="float" office:value="0.984648653673" calcext:value-type="float">
            <text:p>0.9846486537</text:p>
          </table:table-cell>
          <table:table-cell office:value-type="float" office:value="1.01103014902" calcext:value-type="float">
            <text:p>1.01103014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:.B26])" office:value-type="float" office:value="105.3655261698" calcext:value-type="float">
            <text:p>105.3655261698</text:p>
          </table:table-cell>
          <table:table-cell table:formula="of:=AVERAGE([.C17:.C26])" office:value-type="float" office:value="0.9905507714824" calcext:value-type="float">
            <text:p>0.9905507715</text:p>
          </table:table-cell>
          <table:table-cell table:formula="of:=AVERAGE([.D17:.D26])" office:value-type="float" office:value="1.0033906859399" calcext:value-type="float">
            <text:p>1.0033906859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7:.B26])" office:value-type="float" office:value="0.0796714455741961" calcext:value-type="float">
            <text:p>0.0796714456</text:p>
          </table:table-cell>
          <table:table-cell table:formula="of:=STDEV([.C17:.C26])" office:value-type="float" office:value="0.0132990817514423" calcext:value-type="float">
            <text:p>0.0132990818</text:p>
          </table:table-cell>
          <table:table-cell table:formula="of:=STDEV([.D17:.D26])" office:value-type="float" office:value="0.010880501046147" calcext:value-type="float">
            <text:p>0.010880501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27]-[.B28]" office:value-type="float" office:value="105.285854724226" calcext:value-type="float">
            <text:p>105.2858547242</text:p>
          </table:table-cell>
          <table:table-cell table:formula="of:=[.C27]-[.C28]" office:value-type="float" office:value="0.977251689730958" calcext:value-type="float">
            <text:p>0.9772516897</text:p>
          </table:table-cell>
          <table:table-cell table:formula="of:=[.D27]-[.D28]" office:value-type="float" office:value="0.992510184893753" calcext:value-type="float">
            <text:p>0.9925101849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27:.B28])" office:value-type="float" office:value="105.445197615374" calcext:value-type="float">
            <text:p>105.4451976154</text:p>
          </table:table-cell>
          <table:table-cell table:formula="of:=SUM([.C27:.C28])" office:value-type="float" office:value="1.00384985323384" calcext:value-type="float">
            <text:p>1.0038498532</text:p>
          </table:table-cell>
          <table:table-cell table:formula="of:=SUM([.D27:.D28])" office:value-type="float" office:value="1.01427118698605" calcext:value-type="float">
            <text:p>1.0142711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.376669538" calcext:value-type="float">
            <text:p>191.376669538</text:p>
          </table:table-cell>
          <table:table-cell office:value-type="float" office:value="1.13294318019" calcext:value-type="float">
            <text:p>1.1329431802</text:p>
          </table:table-cell>
          <table:table-cell office:value-type="float" office:value="1.06512708839" calcext:value-type="float">
            <text:p>1.0651270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556234535" calcext:value-type="float">
            <text:p>189.556234535</text:p>
          </table:table-cell>
          <table:table-cell office:value-type="float" office:value="1.09932976959" calcext:value-type="float">
            <text:p>1.0993297696</text:p>
          </table:table-cell>
          <table:table-cell office:value-type="float" office:value="1.11123373222" calcext:value-type="float">
            <text:p>1.11123373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92044264" calcext:value-type="float">
            <text:p>189.792044264</text:p>
          </table:table-cell>
          <table:table-cell office:value-type="float" office:value="1.105471625" calcext:value-type="float">
            <text:p>1.105471625</text:p>
          </table:table-cell>
          <table:table-cell office:value-type="float" office:value="1.1048899699" calcext:value-type="float">
            <text:p>1.10488996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612627328" calcext:value-type="float">
            <text:p>189.612627328</text:p>
          </table:table-cell>
          <table:table-cell office:value-type="float" office:value="1.09917959211" calcext:value-type="float">
            <text:p>1.0991795921</text:p>
          </table:table-cell>
          <table:table-cell office:value-type="float" office:value="1.1059867741" calcext:value-type="float">
            <text:p>1.10598677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629722072" calcext:value-type="float">
            <text:p>189.629722072</text:p>
          </table:table-cell>
          <table:table-cell office:value-type="float" office:value="1.10994534715" calcext:value-type="float">
            <text:p>1.1099453472</text:p>
          </table:table-cell>
          <table:table-cell office:value-type="float" office:value="1.10195227955" calcext:value-type="float">
            <text:p>1.10195227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38867123" calcext:value-type="float">
            <text:p>189.738867123</text:p>
          </table:table-cell>
          <table:table-cell office:value-type="float" office:value="1.09956018756" calcext:value-type="float">
            <text:p>1.0995601876</text:p>
          </table:table-cell>
          <table:table-cell office:value-type="float" office:value="1.10850011307" calcext:value-type="float">
            <text:p>1.10850011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15298255" calcext:value-type="float">
            <text:p>189.715298255</text:p>
          </table:table-cell>
          <table:table-cell office:value-type="float" office:value="1.10122233048" calcext:value-type="float">
            <text:p>1.1012223305</text:p>
          </table:table-cell>
          <table:table-cell office:value-type="float" office:value="1.10740660548" calcext:value-type="float">
            <text:p>1.10740660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652380702" calcext:value-type="float">
            <text:p>189.652380702</text:p>
          </table:table-cell>
          <table:table-cell office:value-type="float" office:value="1.1015377156" calcext:value-type="float">
            <text:p>1.1015377156</text:p>
          </table:table-cell>
          <table:table-cell office:value-type="float" office:value="1.10932748306" calcext:value-type="float">
            <text:p>1.10932748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10617203" calcext:value-type="float">
            <text:p>189.710617203</text:p>
          </table:table-cell>
          <table:table-cell office:value-type="float" office:value="1.09758902303" calcext:value-type="float">
            <text:p>1.097589023</text:p>
          </table:table-cell>
          <table:table-cell office:value-type="float" office:value="1.11125788186" calcext:value-type="float">
            <text:p>1.11125788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.03190517" calcext:value-type="float">
            <text:p>190.03190517</text:p>
          </table:table-cell>
          <table:table-cell office:value-type="float" office:value="1.17957177026" calcext:value-type="float">
            <text:p>1.1795717703</text:p>
          </table:table-cell>
          <table:table-cell office:value-type="float" office:value="1.0364745481" calcext:value-type="float">
            <text:p>1.036474548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2:.B40])" office:value-type="float" office:value="189.864940113333" calcext:value-type="float">
            <text:p>189.8649401133</text:p>
          </table:table-cell>
          <table:table-cell table:formula="of:=AVERAGE([.C32:.C41])" office:value-type="float" office:value="1.112635054097" calcext:value-type="float">
            <text:p>1.1126350541</text:p>
          </table:table-cell>
          <table:table-cell table:formula="of:=AVERAGE([.D32:.D41])" office:value-type="float" office:value="1.096215647573" calcext:value-type="float">
            <text:p>1.0962156476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2:.B41])" office:value-type="float" office:value="0.541325719029843" calcext:value-type="float">
            <text:p>0.541325719</text:p>
          </table:table-cell>
          <table:table-cell table:formula="of:=STDEV([.C32:.C41])" office:value-type="float" office:value="0.0257343471669544" calcext:value-type="float">
            <text:p>0.0257343472</text:p>
          </table:table-cell>
          <table:table-cell table:formula="of:=STDEV([.D32:.D42])" office:value-type="float" office:value="0.0237465844833894" calcext:value-type="float">
            <text:p>0.023746584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42]-[.B43]" office:value-type="float" office:value="189.323614394304" calcext:value-type="float">
            <text:p>189.3236143943</text:p>
          </table:table-cell>
          <table:table-cell table:formula="of:=[.C42]-[.C43]" office:value-type="float" office:value="1.08690070693005" calcext:value-type="float">
            <text:p>1.0869007069</text:p>
          </table:table-cell>
          <table:table-cell table:formula="of:=[.D42]-[.D43]" office:value-type="float" office:value="1.07246906308961" calcext:value-type="float">
            <text:p>1.0724690631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42:.B43])" office:value-type="float" office:value="190.406265832363" calcext:value-type="float">
            <text:p>190.4062658324</text:p>
          </table:table-cell>
          <table:table-cell table:formula="of:=SUM([.C42:.C43])" office:value-type="float" office:value="1.13836940126395" calcext:value-type="float">
            <text:p>1.1383694013</text:p>
          </table:table-cell>
          <table:table-cell table:formula="of:=SUM([.D42:.D43])" office:value-type="float" office:value="1.11996223205639" calcext:value-type="float">
            <text:p>1.11996223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91841119" calcext:value-type="float">
            <text:p>316.391841119</text:p>
          </table:table-cell>
          <table:table-cell office:value-type="float" office:value="1.31933367874" calcext:value-type="float">
            <text:p>1.3193336787</text:p>
          </table:table-cell>
          <table:table-cell office:value-type="float" office:value="1.31311135561" calcext:value-type="float">
            <text:p>1.31311135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120997932" calcext:value-type="float">
            <text:p>316.120997932</text:p>
          </table:table-cell>
          <table:table-cell office:value-type="float" office:value="1.32329540478" calcext:value-type="float">
            <text:p>1.3232954048</text:p>
          </table:table-cell>
          <table:table-cell office:value-type="float" office:value="1.30943710512" calcext:value-type="float">
            <text:p>1.30943710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194697342" calcext:value-type="float">
            <text:p>316.194697342</text:p>
          </table:table-cell>
          <table:table-cell office:value-type="float" office:value="1.32160068979" calcext:value-type="float">
            <text:p>1.3216006898</text:p>
          </table:table-cell>
          <table:table-cell office:value-type="float" office:value="1.31027239221" calcext:value-type="float">
            <text:p>1.31027239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9.073618072" calcext:value-type="float">
            <text:p>319.073618072</text:p>
          </table:table-cell>
          <table:table-cell office:value-type="float" office:value="1.34940687595" calcext:value-type="float">
            <text:p>1.349406876</text:p>
          </table:table-cell>
          <table:table-cell office:value-type="float" office:value="1.26019127926" calcext:value-type="float">
            <text:p>1.26019127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6912523" calcext:value-type="float">
            <text:p>316.36912523</text:p>
          </table:table-cell>
          <table:table-cell office:value-type="float" office:value="1.31863546785" calcext:value-type="float">
            <text:p>1.3186354679</text:p>
          </table:table-cell>
          <table:table-cell office:value-type="float" office:value="1.31594592052" calcext:value-type="float">
            <text:p>1.31594592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21166549" calcext:value-type="float">
            <text:p>316.321166549</text:p>
          </table:table-cell>
          <table:table-cell office:value-type="float" office:value="1.33130766474" calcext:value-type="float">
            <text:p>1.3313076647</text:p>
          </table:table-cell>
          <table:table-cell office:value-type="float" office:value="1.29317016313" calcext:value-type="float">
            <text:p>1.29317016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593391737" calcext:value-type="float">
            <text:p>316.593391737</text:p>
          </table:table-cell>
          <table:table-cell office:value-type="float" office:value="1.32149189761" calcext:value-type="float">
            <text:p>1.3214918976</text:p>
          </table:table-cell>
          <table:table-cell office:value-type="float" office:value="1.3088945214" calcext:value-type="float">
            <text:p>1.30889452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8.586603307" calcext:value-type="float">
            <text:p>318.586603307</text:p>
          </table:table-cell>
          <table:table-cell office:value-type="float" office:value="1.37086090772" calcext:value-type="float">
            <text:p>1.3708609077</text:p>
          </table:table-cell>
          <table:table-cell office:value-type="float" office:value="1.2415161603" calcext:value-type="float">
            <text:p>1.24151616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5.993969352" calcext:value-type="float">
            <text:p>315.993969352</text:p>
          </table:table-cell>
          <table:table-cell office:value-type="float" office:value="1.37359337638" calcext:value-type="float">
            <text:p>1.3735933764</text:p>
          </table:table-cell>
          <table:table-cell office:value-type="float" office:value="1.24608114953" calcext:value-type="float">
            <text:p>1.24608114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5.50001793" calcext:value-type="float">
            <text:p>315.50001793</text:p>
          </table:table-cell>
          <table:table-cell office:value-type="float" office:value="1.38021472435" calcext:value-type="float">
            <text:p>1.3802147244</text:p>
          </table:table-cell>
          <table:table-cell office:value-type="float" office:value="1.26231248654" calcext:value-type="float">
            <text:p>1.262312486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7:.B56])" office:value-type="float" office:value="316.714542857" calcext:value-type="float">
            <text:p>316.714542857</text:p>
          </table:table-cell>
          <table:table-cell table:formula="of:=AVERAGE([.C47:.C56])" office:value-type="float" office:value="1.340974068791" calcext:value-type="float">
            <text:p>1.3409740688</text:p>
          </table:table-cell>
          <table:table-cell table:formula="of:=AVERAGE([.D47:.D56])" office:value-type="float" office:value="1.286093253362" calcext:value-type="float">
            <text:p>1.286093253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47:.B56])" office:value-type="float" office:value="1.15852158531064" calcext:value-type="float">
            <text:p>1.1585215853</text:p>
          </table:table-cell>
          <table:table-cell table:formula="of:=STDEV([.C47:.C56])" office:value-type="float" office:value="0.025158079249967" calcext:value-type="float">
            <text:p>0.0251580792</text:p>
          </table:table-cell>
          <table:table-cell table:formula="of:=STDEV([.D47:.D56])" office:value-type="float" office:value="0.0300836408918889" calcext:value-type="float">
            <text:p>0.0300836409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57]-[.B58]" office:value-type="float" office:value="315.556021271689" calcext:value-type="float">
            <text:p>315.5560212717</text:p>
          </table:table-cell>
          <table:table-cell table:formula="of:=[.C57]-[.C58]" office:value-type="float" office:value="1.31581598954103" calcext:value-type="float">
            <text:p>1.3158159895</text:p>
          </table:table-cell>
          <table:table-cell table:formula="of:=[.D57]-[.D58]" office:value-type="float" office:value="1.25600961247011" calcext:value-type="float">
            <text:p>1.2560096125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57:.B58])" office:value-type="float" office:value="317.873064442311" calcext:value-type="float">
            <text:p>317.8730644423</text:p>
          </table:table-cell>
          <table:table-cell table:formula="of:=SUM([.C57:.C58])" office:value-type="float" office:value="1.36613214804097" calcext:value-type="float">
            <text:p>1.366132148</text:p>
          </table:table-cell>
          <table:table-cell table:formula="of:=SUM([.D57:.D58])" office:value-type="float" office:value="1.31617689425389" calcext:value-type="float">
            <text:p>1.31617689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1.415314735" calcext:value-type="float">
            <text:p>481.415314735</text:p>
          </table:table-cell>
          <table:table-cell office:value-type="float" office:value="1.80376835096" calcext:value-type="float">
            <text:p>1.803768351</text:p>
          </table:table-cell>
          <table:table-cell office:value-type="float" office:value="1.60471446706" calcext:value-type="float">
            <text:p>1.60471446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65476342" calcext:value-type="float">
            <text:p>475.65476342</text:p>
          </table:table-cell>
          <table:table-cell office:value-type="float" office:value="1.74442036204" calcext:value-type="float">
            <text:p>1.744420362</text:p>
          </table:table-cell>
          <table:table-cell office:value-type="float" office:value="1.69067476351" calcext:value-type="float">
            <text:p>1.69067476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8.847722042" calcext:value-type="float">
            <text:p>478.847722042</text:p>
          </table:table-cell>
          <table:table-cell office:value-type="float" office:value="1.83045173514" calcext:value-type="float">
            <text:p>1.8304517351</text:p>
          </table:table-cell>
          <table:table-cell office:value-type="float" office:value="1.61550999123" calcext:value-type="float">
            <text:p>1.61550999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0.767604886" calcext:value-type="float">
            <text:p>480.767604886</text:p>
          </table:table-cell>
          <table:table-cell office:value-type="float" office:value="1.81794050766" calcext:value-type="float">
            <text:p>1.8179405077</text:p>
          </table:table-cell>
          <table:table-cell office:value-type="float" office:value="1.59202747139" calcext:value-type="float">
            <text:p>1.59202747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02689878" calcext:value-type="float">
            <text:p>476.02689878</text:p>
          </table:table-cell>
          <table:table-cell office:value-type="float" office:value="1.74887422701" calcext:value-type="float">
            <text:p>1.748874227</text:p>
          </table:table-cell>
          <table:table-cell office:value-type="float" office:value="1.67447018568" calcext:value-type="float">
            <text:p>1.67447018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0.299321151" calcext:value-type="float">
            <text:p>480.299321151</text:p>
          </table:table-cell>
          <table:table-cell office:value-type="float" office:value="1.80926559615" calcext:value-type="float">
            <text:p>1.8092655962</text:p>
          </table:table-cell>
          <table:table-cell office:value-type="float" office:value="1.60976540645" calcext:value-type="float">
            <text:p>1.60976540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9.039311598" calcext:value-type="float">
            <text:p>479.039311598</text:p>
          </table:table-cell>
          <table:table-cell office:value-type="float" office:value="1.79363669249" calcext:value-type="float">
            <text:p>1.7936366925</text:p>
          </table:table-cell>
          <table:table-cell office:value-type="float" office:value="1.62381474065" calcext:value-type="float">
            <text:p>1.62381474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143852108" calcext:value-type="float">
            <text:p>476.143852108</text:p>
          </table:table-cell>
          <table:table-cell office:value-type="float" office:value="1.73762054795" calcext:value-type="float">
            <text:p>1.737620548</text:p>
          </table:table-cell>
          <table:table-cell office:value-type="float" office:value="1.69011119699" calcext:value-type="float">
            <text:p>1.6901111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256528158" calcext:value-type="float">
            <text:p>476.256528158</text:p>
          </table:table-cell>
          <table:table-cell office:value-type="float" office:value="1.76036236301" calcext:value-type="float">
            <text:p>1.760362363</text:p>
          </table:table-cell>
          <table:table-cell office:value-type="float" office:value="1.68158424534" calcext:value-type="float">
            <text:p>1.68158424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914331346" calcext:value-type="float">
            <text:p>475.914331346</text:p>
          </table:table-cell>
          <table:table-cell office:value-type="float" office:value="1.73986492661" calcext:value-type="float">
            <text:p>1.7398649266</text:p>
          </table:table-cell>
          <table:table-cell office:value-type="float" office:value="1.68656573985" calcext:value-type="float">
            <text:p>1.686565739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2:.B71])" office:value-type="float" office:value="478.0365648224" calcext:value-type="float">
            <text:p>478.0365648224</text:p>
          </table:table-cell>
          <table:table-cell table:formula="of:=AVERAGE([.C62:.C71])" office:value-type="float" office:value="1.778620530902" calcext:value-type="float">
            <text:p>1.7786205309</text:p>
          </table:table-cell>
          <table:table-cell table:formula="of:=AVERAGE([.D62:.D71])" office:value-type="float" office:value="1.646923820815" calcext:value-type="float">
            <text:p>1.646923820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62:.B71])" office:value-type="float" office:value="2.27607304440127" calcext:value-type="float">
            <text:p>2.2760730444</text:p>
          </table:table-cell>
          <table:table-cell table:formula="of:=STDEV([.C62:.C71])" office:value-type="float" office:value="0.0359017217133895" calcext:value-type="float">
            <text:p>0.0359017217</text:p>
          </table:table-cell>
          <table:table-cell table:formula="of:=STDEV([.D60:.D71])" office:value-type="float" office:value="0.106984312548018" calcext:value-type="float">
            <text:p>0.106984312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72]-[.B73]" office:value-type="float" office:value="475.760491777999" calcext:value-type="float">
            <text:p>475.760491778</text:p>
          </table:table-cell>
          <table:table-cell table:formula="of:=[.C72]-[.C73]" office:value-type="float" office:value="1.74271880918861" calcext:value-type="float">
            <text:p>1.7427188092</text:p>
          </table:table-cell>
          <table:table-cell table:formula="of:=[.D72]-[.D73]" office:value-type="float" office:value="1.53993950826698" calcext:value-type="float">
            <text:p>1.5399395083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72:.B73])" office:value-type="float" office:value="480.312637866801" calcext:value-type="float">
            <text:p>480.3126378668</text:p>
          </table:table-cell>
          <table:table-cell table:formula="of:=SUM([.C72:.C73])" office:value-type="float" office:value="1.81452225261539" calcext:value-type="float">
            <text:p>1.8145222526</text:p>
          </table:table-cell>
          <table:table-cell table:formula="of:=SUM([.D72:.D73])" office:value-type="float" office:value="1.75390813336302" calcext:value-type="float">
            <text:p>1.75390813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983823385" calcext:value-type="float">
            <text:p>638.983823385</text:p>
          </table:table-cell>
          <table:table-cell office:value-type="float" office:value="2.5953152709" calcext:value-type="float">
            <text:p>2.5953152709</text:p>
          </table:table-cell>
          <table:table-cell office:value-type="float" office:value="2.30458528623" calcext:value-type="float">
            <text:p>2.30458528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850496431" calcext:value-type="float">
            <text:p>638.850496431</text:p>
          </table:table-cell>
          <table:table-cell office:value-type="float" office:value="2.53336724415" calcext:value-type="float">
            <text:p>2.5333672442</text:p>
          </table:table-cell>
          <table:table-cell office:value-type="float" office:value="2.34301495681" calcext:value-type="float">
            <text:p>2.34301495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994491945" calcext:value-type="float">
            <text:p>638.994491945</text:p>
          </table:table-cell>
          <table:table-cell office:value-type="float" office:value="2.53080331104" calcext:value-type="float">
            <text:p>2.530803311</text:p>
          </table:table-cell>
          <table:table-cell office:value-type="float" office:value="2.35173857003" calcext:value-type="float">
            <text:p>2.351738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031834712" calcext:value-type="float">
            <text:p>639.031834712</text:p>
          </table:table-cell>
          <table:table-cell office:value-type="float" office:value="2.52981745819" calcext:value-type="float">
            <text:p>2.5298174582</text:p>
          </table:table-cell>
          <table:table-cell office:value-type="float" office:value="2.34035121156" calcext:value-type="float">
            <text:p>2.34035121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217458334" calcext:value-type="float">
            <text:p>639.217458334</text:p>
          </table:table-cell>
          <table:table-cell office:value-type="float" office:value="2.57720190286" calcext:value-type="float">
            <text:p>2.5772019029</text:p>
          </table:table-cell>
          <table:table-cell office:value-type="float" office:value="2.28607638152" calcext:value-type="float">
            <text:p>2.28607638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909881369" calcext:value-type="float">
            <text:p>638.909881369</text:p>
          </table:table-cell>
          <table:table-cell office:value-type="float" office:value="2.52659249332" calcext:value-type="float">
            <text:p>2.5265924933</text:p>
          </table:table-cell>
          <table:table-cell office:value-type="float" office:value="2.34463098282" calcext:value-type="float">
            <text:p>2.34463098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2.593957259" calcext:value-type="float">
            <text:p>642.593957259</text:p>
          </table:table-cell>
          <table:table-cell office:value-type="float" office:value="2.60196089122" calcext:value-type="float">
            <text:p>2.6019608912</text:p>
          </table:table-cell>
          <table:table-cell office:value-type="float" office:value="2.24335950549" calcext:value-type="float">
            <text:p>2.24335950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743874922" calcext:value-type="float">
            <text:p>638.743874922</text:p>
          </table:table-cell>
          <table:table-cell office:value-type="float" office:value="2.52919947826" calcext:value-type="float">
            <text:p>2.5291994783</text:p>
          </table:table-cell>
          <table:table-cell office:value-type="float" office:value="2.33833534764" calcext:value-type="float">
            <text:p>2.33833534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333311301" calcext:value-type="float">
            <text:p>638.333311301</text:p>
          </table:table-cell>
          <table:table-cell office:value-type="float" office:value="2.61145013917" calcext:value-type="float">
            <text:p>2.6114501392</text:p>
          </table:table-cell>
          <table:table-cell office:value-type="float" office:value="2.28244903777" calcext:value-type="float">
            <text:p>2.28244903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733214728" calcext:value-type="float">
            <text:p>638.733214728</text:p>
          </table:table-cell>
          <table:table-cell office:value-type="float" office:value="2.53606845485" calcext:value-type="float">
            <text:p>2.5360684549</text:p>
          </table:table-cell>
          <table:table-cell office:value-type="float" office:value="2.33725848396" calcext:value-type="float">
            <text:p>2.3372584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77:.B86])" office:value-type="float" office:value="639.2392344386" calcext:value-type="float">
            <text:p>639.2392344386</text:p>
          </table:table-cell>
          <table:table-cell table:formula="of:=AVERAGE([.C77:.C86])" office:value-type="float" office:value="2.557177664396" calcext:value-type="float">
            <text:p>2.5571776644</text:p>
          </table:table-cell>
          <table:table-cell table:formula="of:=AVERAGE([.D77:.D86])" office:value-type="float" office:value="2.317179976383" calcext:value-type="float">
            <text:p>2.317179976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77:.B86])" office:value-type="float" office:value="1.20205898144999" calcext:value-type="float">
            <text:p>1.2020589815</text:p>
          </table:table-cell>
          <table:table-cell table:formula="of:=STDEV([.C77:.C86])" office:value-type="float" office:value="0.0349307885627188" calcext:value-type="float">
            <text:p>0.0349307886</text:p>
          </table:table-cell>
          <table:table-cell table:formula="of:=STDEV([.D75:.D86])" office:value-type="float" office:value="0.173267606464686" calcext:value-type="float">
            <text:p>0.173267606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87]-[.B88]" office:value-type="float" office:value="638.03717545715" calcext:value-type="float">
            <text:p>638.0371754572</text:p>
          </table:table-cell>
          <table:table-cell table:formula="of:=[.C87]-[.C88]" office:value-type="float" office:value="2.52224687583328" calcext:value-type="float">
            <text:p>2.5222468758</text:p>
          </table:table-cell>
          <table:table-cell table:formula="of:=[.D87]-[.D88]" office:value-type="float" office:value="2.14391236991831" calcext:value-type="float">
            <text:p>2.1439123699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87:.B88])" office:value-type="float" office:value="640.44129342005" calcext:value-type="float">
            <text:p>640.4412934201</text:p>
          </table:table-cell>
          <table:table-cell table:formula="of:=SUM([.C87:.C88])" office:value-type="float" office:value="2.59210845295872" calcext:value-type="float">
            <text:p>2.592108453</text:p>
          </table:table-cell>
          <table:table-cell table:formula="of:=SUM([.D87:.D88])" office:value-type="float" office:value="2.49044758284769" calcext:value-type="float">
            <text:p>2.49044758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890052394" calcext:value-type="float">
            <text:p>775.890052394</text:p>
          </table:table-cell>
          <table:table-cell office:value-type="float" office:value="3.96012557765" calcext:value-type="float">
            <text:p>3.9601255777</text:p>
          </table:table-cell>
          <table:table-cell office:value-type="float" office:value="3.33028618716" calcext:value-type="float">
            <text:p>3.33028618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084643338" calcext:value-type="float">
            <text:p>776.084643338</text:p>
          </table:table-cell>
          <table:table-cell office:value-type="float" office:value="3.94963036897" calcext:value-type="float">
            <text:p>3.949630369</text:p>
          </table:table-cell>
          <table:table-cell office:value-type="float" office:value="3.33952636364" calcext:value-type="float">
            <text:p>3.33952636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201520035" calcext:value-type="float">
            <text:p>776.201520035</text:p>
          </table:table-cell>
          <table:table-cell office:value-type="float" office:value="3.95376587512" calcext:value-type="float">
            <text:p>3.9537658751</text:p>
          </table:table-cell>
          <table:table-cell office:value-type="float" office:value="3.35164991948" calcext:value-type="float">
            <text:p>3.35164991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984706267" calcext:value-type="float">
            <text:p>775.984706267</text:p>
          </table:table-cell>
          <table:table-cell office:value-type="float" office:value="3.99204614583" calcext:value-type="float">
            <text:p>3.9920461458</text:p>
          </table:table-cell>
          <table:table-cell office:value-type="float" office:value="3.34935023682" calcext:value-type="float">
            <text:p>3.34935023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906613179" calcext:value-type="float">
            <text:p>775.906613179</text:p>
          </table:table-cell>
          <table:table-cell office:value-type="float" office:value="3.95224194891" calcext:value-type="float">
            <text:p>3.9522419489</text:p>
          </table:table-cell>
          <table:table-cell office:value-type="float" office:value="3.33952893859" calcext:value-type="float">
            <text:p>3.33952893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8.318684622" calcext:value-type="float">
            <text:p>778.318684622</text:p>
          </table:table-cell>
          <table:table-cell office:value-type="float" office:value="4.07962846797" calcext:value-type="float">
            <text:p>4.079628468</text:p>
          </table:table-cell>
          <table:table-cell office:value-type="float" office:value="3.28661290778" calcext:value-type="float">
            <text:p>3.28661290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528136154" calcext:value-type="float">
            <text:p>775.528136154</text:p>
          </table:table-cell>
          <table:table-cell office:value-type="float" office:value="3.97635222749" calcext:value-type="float">
            <text:p>3.9763522275</text:p>
          </table:table-cell>
          <table:table-cell office:value-type="float" office:value="3.29086049836" calcext:value-type="float">
            <text:p>3.29086049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968200474" calcext:value-type="float">
            <text:p>775.968200474</text:p>
          </table:table-cell>
          <table:table-cell office:value-type="float" office:value="3.95380290995" calcext:value-type="float">
            <text:p>3.95380291</text:p>
          </table:table-cell>
          <table:table-cell office:value-type="float" office:value="3.33357602559" calcext:value-type="float">
            <text:p>3.33357602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706426858" calcext:value-type="float">
            <text:p>775.706426858</text:p>
          </table:table-cell>
          <table:table-cell office:value-type="float" office:value="3.97180471145" calcext:value-type="float">
            <text:p>3.9718047115</text:p>
          </table:table-cell>
          <table:table-cell office:value-type="float" office:value="3.35213163203" calcext:value-type="float">
            <text:p>3.3521316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839178036" calcext:value-type="float">
            <text:p>775.839178036</text:p>
          </table:table-cell>
          <table:table-cell office:value-type="float" office:value="4.0118832364" calcext:value-type="float">
            <text:p>4.0118832364</text:p>
          </table:table-cell>
          <table:table-cell office:value-type="float" office:value="3.28650397842" calcext:value-type="float">
            <text:p>3.28650397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92:.B101])" office:value-type="float" office:value="776.1428161357" calcext:value-type="float">
            <text:p>776.1428161357</text:p>
          </table:table-cell>
          <table:table-cell table:formula="of:=AVERAGE([.C92:.C101])" office:value-type="float" office:value="3.980128146974" calcext:value-type="float">
            <text:p>3.980128147</text:p>
          </table:table-cell>
          <table:table-cell table:formula="of:=AVERAGE([.D92:.D101])" office:value-type="float" office:value="3.326002668787" calcext:value-type="float">
            <text:p>3.326002668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92:.B101])" office:value-type="float" office:value="0.787179760269786" calcext:value-type="float">
            <text:p>0.7871797603</text:p>
          </table:table-cell>
          <table:table-cell table:formula="of:=STDEV([.C92:.C101])" office:value-type="float" office:value="0.0403183445885439" calcext:value-type="float">
            <text:p>0.0403183446</text:p>
          </table:table-cell>
          <table:table-cell table:formula="of:=STDEV([.D92:.D101])" office:value-type="float" office:value="0.0272311905250705" calcext:value-type="float">
            <text:p>0.0272311905</text:p>
          </table:table-cell>
        </table:table-row>
        <table:table-row table:style-name="ro1">
          <table:table-cell office:value-type="string" calcext:value-type="string">
            <text:p>Avg-stdev</text:p>
          </table:table-cell>
          <table:table-cell table:formula="of:=[.B102]-[.B103]" office:value-type="float" office:value="775.35563637543" calcext:value-type="float">
            <text:p>775.3556363754</text:p>
          </table:table-cell>
          <table:table-cell table:formula="of:=[.C102]-[.C103]" office:value-type="float" office:value="3.93980980238546" calcext:value-type="float">
            <text:p>3.9398098024</text:p>
          </table:table-cell>
          <table:table-cell table:formula="of:=[.D102]-[.D103]" office:value-type="float" office:value="3.29877147826193" calcext:value-type="float">
            <text:p>3.2987714783</text:p>
          </table:table-cell>
        </table:table-row>
        <table:table-row table:style-name="ro1">
          <table:table-cell office:value-type="string" calcext:value-type="string">
            <text:p>avg+stdev</text:p>
          </table:table-cell>
          <table:table-cell table:formula="of:=SUM([.B102:.B103])" office:value-type="float" office:value="776.92999589597" calcext:value-type="float">
            <text:p>776.929995896</text:p>
          </table:table-cell>
          <table:table-cell table:formula="of:=SUM([.C102:.C103])" office:value-type="float" office:value="4.02044649156254" calcext:value-type="float">
            <text:p>4.0204464916</text:p>
          </table:table-cell>
          <table:table-cell table:formula="of:=SUM([.D102:.D103])" office:value-type="float" office:value="3.35323385931207" calcext:value-type="float">
            <text:p>3.35323385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2:44:43.906377064</meta:creation-date>
    <dc:date>2015-02-09T13:58:08.454224542</dc:date>
    <meta:editing-duration>PT57M31S</meta:editing-duration>
    <meta:editing-cycles>4</meta:editing-cycles>
    <meta:generator>LibreOffice/4.2.7.2$Linux_X86_64 LibreOffice_project/420m0$Build-2</meta:generator>
    <meta:document-statistic meta:table-count="1" meta:cell-count="396" meta:object-count="0"/>
  </office:meta>
</office:document-meta>
</file>